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94.83pt" svg:y="79.65pt">
            <draw:object draw:notify-on-update-of-ranges="Sheet1.D1:Sheet1.D6 Sheet1.E1:Sheet1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619796" calcext:value-type="float">
            <text:p>0.3619796</text:p>
          </table:table-cell>
          <table:table-cell office:value-type="float" office:value="2.11214227214" calcext:value-type="float">
            <text:p>2.1121422721</text:p>
          </table:table-cell>
          <table:table-cell office:value-type="float" office:value="0.7024036" calcext:value-type="float">
            <text:p>0.7024036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5278194" calcext:value-type="float">
            <text:p>0.5278194</text:p>
          </table:table-cell>
          <table:table-cell office:value-type="float" office:value="2.47802081804" calcext:value-type="float">
            <text:p>2.478020818</text:p>
          </table:table-cell>
          <table:table-cell office:value-type="float" office:value="0.6010916" calcext:value-type="float">
            <text:p>0.6010916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7449178" calcext:value-type="float">
            <text:p>0.7449178</text:p>
          </table:table-cell>
          <table:table-cell office:value-type="float" office:value="2.4981469" calcext:value-type="float">
            <text:p>2.4981469</text:p>
          </table:table-cell>
          <table:table-cell office:value-type="float" office:value="0.4966716" calcext:value-type="float">
            <text:p>0.4966716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0637902" calcext:value-type="float">
            <text:p>1.0637902</text:p>
          </table:table-cell>
          <table:table-cell office:value-type="float" office:value="2.5213879" calcext:value-type="float">
            <text:p>2.5213879</text:p>
          </table:table-cell>
          <table:table-cell office:value-type="float" office:value="0.3943348" calcext:value-type="float">
            <text:p>0.3943348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4479026" calcext:value-type="float">
            <text:p>1.4479026</text:p>
          </table:table-cell>
          <table:table-cell office:value-type="float" office:value="3.90805868" calcext:value-type="float">
            <text:p>3.90805868</text:p>
          </table:table-cell>
          <table:table-cell office:value-type="float" office:value="0.30499" calcext:value-type="float">
            <text:p>0.30499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.2842668" calcext:value-type="float">
            <text:p>2.2842668</text:p>
          </table:table-cell>
          <table:table-cell office:value-type="float" office:value="3.61415" calcext:value-type="float">
            <text:p>3.61415</text:p>
          </table:table-cell>
          <table:table-cell office:value-type="float" office:value="0.2014" calcext:value-type="float">
            <text:p>0.2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02:22.489614442</meta:creation-date>
    <dc:date>2015-10-14T16:06:53.426576386</dc:date>
    <meta:editing-duration>PT3M40S</meta:editing-duration>
    <meta:editing-cycles>1</meta:editing-cycles>
    <meta:document-statistic meta:table-count="1" meta:cell-count="24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95cm" svg:y="0.316cm" chart:style-name="ch2">
          <text:p>Utilization vs. Average Number of Packets in Queue</text:p>
        </chart:title>
        <chart:plot-area chart:style-name="ch3" table:cell-range-address="Sheet1.D1:Sheet1.E6" svg:x="1.331cm" svg:y="1.275cm" svg:width="14.349cm" svg:height="6.564cm">
          <chartooo:coordinate-region svg:x="2.058cm" svg:y="1.474cm" svg:width="13.382cm" svg:height="5.718cm"/>
          <chart:axis chart:dimension="x" chart:name="primary-x" chart:style-name="ch4">
            <chart:title svg:x="8.316cm" svg:y="8.019cm" chart:style-name="ch5">
              <text:p> ρ</text:p>
            </chart:title>
          </chart:axis>
          <chart:axis chart:dimension="y" chart:name="primary-y" chart:style-name="ch4">
            <chart:title svg:x="0.451cm" svg:y="4.919cm" chart:style-name="ch6">
              <text:p>E[N]</text:p>
            </chart:title>
            <chart:grid chart:style-name="ch7" chart:class="major"/>
          </chart:axis>
          <chart:series chart:style-name="ch8" chart:values-cell-range-address="Sheet1.E1:Sheet1.E6" chart:class="chart:scatter">
            <chart:domain table:cell-range-address="Sheet1.D1:Sheet1.D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">
                <text:p>0.3</text:p>
                <draw:g>
                  <svg:desc>Sheet1.D1:Sheet1.D6</svg:desc>
                </draw:g>
              </table:table-cell>
              <table:table-cell office:value-type="float" office:value="0.3619796">
                <text:p>0.3619796</text:p>
                <draw:g>
                  <svg:desc>Sheet1.E1:Sheet1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5278194">
                <text:p>0.527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7449178">
                <text:p>0.7449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1.0637902">
                <text:p>1.0637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1.4479026">
                <text:p>1.44790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2842668">
                <text:p>2.28426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